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atin Modern Sans" fo:font-size="16pt" fo:font-weight="bold" officeooo:rsid="0044954b" officeooo:paragraph-rsid="00134b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1391c5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20fe03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21ada6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230fc8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27a308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0d686c" officeooo:paragraph-rsid="00134b7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atin Modern Sans" fo:font-size="12pt" fo:font-style="italic" fo:font-weight="normal" officeooo:rsid="000d686c" officeooo:paragraph-rsid="00134b7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bold" officeooo:rsid="000d686c" officeooo:paragraph-rsid="00134b7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bold" officeooo:rsid="001391c5" officeooo:paragraph-rsid="001391c5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normal" officeooo:rsid="001391c5" officeooo:paragraph-rsid="001391c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atin Modern Sans" fo:font-size="12pt" fo:font-weight="bold" officeooo:rsid="0044954b" officeooo:paragraph-rsid="00134b7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atin Modern Sans" fo:font-weight="normal" officeooo:rsid="000d686c" officeooo:paragraph-rsid="00134b7d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weight="normal" officeooo:rsid="000d686c" officeooo:paragraph-rsid="00134b7d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Latin Modern Sans" fo:font-style="italic" fo:font-weight="bold" officeooo:rsid="000d686c" officeooo:paragraph-rsid="00134b7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56de3"/>
    </style:style>
    <style:style style:name="P17" style:family="paragraph" style:parent-style-name="Text_20_body">
      <style:paragraph-properties fo:line-height="100%" fo:text-align="justify" style:justify-single-word="false"/>
      <style:text-properties officeooo:paragraph-rsid="00176f23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267e98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normal" officeooo:rsid="0021ada6" officeooo:paragraph-rsid="0021ada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normal" officeooo:rsid="002536a0" officeooo:paragraph-rsid="0027a30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normal" officeooo:rsid="00271e48" officeooo:paragraph-rsid="00267e9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normal" officeooo:rsid="002a2e29" officeooo:paragraph-rsid="002a2e2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09297"/>
    </style:style>
    <style:style style:name="T2" style:family="text">
      <style:text-properties officeooo:rsid="00134b7d"/>
    </style:style>
    <style:style style:name="T3" style:family="text">
      <style:text-properties style:font-name="Latin Modern Sans"/>
    </style:style>
    <style:style style:name="T4" style:family="text">
      <style:text-properties style:font-name="Latin Modern Sans" officeooo:rsid="001391c5"/>
    </style:style>
    <style:style style:name="T5" style:family="text">
      <style:text-properties style:font-name="Latin Modern Sans" officeooo:rsid="00156de3"/>
    </style:style>
    <style:style style:name="T6" style:family="text">
      <style:text-properties style:font-name="Latin Modern Sans" fo:font-size="16pt" fo:font-style="normal" fo:font-weight="bold" officeooo:rsid="000d686c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Latin Modern Sans" fo:font-size="12pt" fo:font-style="normal" fo:font-weight="normal" officeooo:rsid="001391c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atin Modern Sans" fo:font-size="12pt" fo:font-style="normal" fo:font-weight="normal" officeooo:rsid="000d686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atin Modern Sans" fo:font-size="12pt" fo:font-style="normal" fo:font-weight="normal" officeooo:rsid="00271e4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atin Modern Sans" fo:font-size="12pt" fo:font-style="normal" fo:font-weight="normal" officeooo:rsid="00267e98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atin Modern Sans" fo:font-weight="normal" officeooo:rsid="00156de3" style:font-weight-asian="normal" style:font-weight-complex="normal"/>
    </style:style>
    <style:style style:name="T12" style:family="text">
      <style:text-properties style:font-name="Latin Modern Sans" officeooo:rsid="0016624b"/>
    </style:style>
    <style:style style:name="T13" style:family="text">
      <style:text-properties style:font-name="Latin Modern Sans" officeooo:rsid="00176f23"/>
    </style:style>
    <style:style style:name="T14" style:family="text">
      <style:text-properties style:font-name="Latin Modern Sans" officeooo:rsid="00184f59"/>
    </style:style>
    <style:style style:name="T15" style:family="text">
      <style:text-properties fo:font-size="12pt" fo:font-weight="normal" officeooo:rsid="001ab7da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b412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caf7a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dadda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30d69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30fc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4d9a4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536a0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587f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ef8ce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05eb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0fe03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106b4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1348e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1ada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30d69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587fc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5bb72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Latin Modern Sans" fo:font-size="12pt" fo:font-style="normal" fo:font-weight="normal" officeooo:rsid="00271e4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ITORIA DE PROBABILIDADE I</text:p>
      <text:p text:style-name="P12"/>
      <text:p text:style-name="P8">Projeto de Monitoria do Departamento de Estatística - 20<text:span text:style-name="T1">22</text:span>.2/20<text:span text:style-name="T1">23</text:span>.1 - Centro de Ciências Exatas e da Natureza – CCEN – Campus I</text:p>
      <text:p text:style-name="P15"/>
      <text:p text:style-name="P13">Bolsista: Paulo Ricardo Seganfredo Campana</text:p>
      <text:p text:style-name="P13">Orientador<text:span text:style-name="T2">a</text:span>: <text:span text:style-name="T2">Tarciana Liberal Pereira de Araujo</text:span></text:p>
      <text:p text:style-name="P14">Coordenador: Claudio Javier Tablada</text:p>
      <text:p text:style-name="P14"/>
      <text:p text:style-name="P7">Introdução</text:p>
      <text:p text:style-name="P9"/>
      <text:p text:style-name="P16"><text:span text:style-name="T6"><text:tab/></text:span><text:span text:style-name="T7">Em busca de</text:span><text:span text:style-name="T6"> </text:span><text:span text:style-name="T8">enriquecer o conhecimento adquirido durante o curso, </text:span><text:span text:style-name="T7">o</text:span><text:span text:style-name="T3"> </text:span><text:span text:style-name="T4">projeto </text:span><text:span text:style-name="T3">de monitoria </text:span><text:span text:style-name="T4">do Departamento de Estatística</text:span><text:span text:style-name="T3"> </text:span><text:span text:style-name="T4">serve</text:span><text:span text:style-name="T3"> como um pilar essencial de apoio aos estudantes </text:span><text:span text:style-name="T4">d</text:span><text:span text:style-name="T3">as disciplinas de graduação. Sua</text:span><text:span text:style-name="T13">s</text:span><text:span text:style-name="T3"> finalidade</text:span><text:span text:style-name="T13">s são, </text:span><text:span text:style-name="T3">aprimorar a qualidade do ensino, </text:span><text:span text:style-name="T5">de modo a reduzir a</text:span><text:span text:style-name="T3"> taxa de desistência </text:span><text:span text:style-name="T5">do curso </text:span><text:span text:style-name="T13">e</text:span><text:span text:style-name="T5"> </text:span><text:span text:style-name="T3">superar as barreiras que podem surgir na compreensão dos </text:span><text:span text:style-name="T4">tópicos </text:span><text:span text:style-name="T3">teóricos </text:span><text:span text:style-name="T4">e </text:span><text:span text:style-name="T3">práticos </text:span><text:span text:style-name="T4">abordados </text:span><text:span text:style-name="T3">em sala de aula.</text:span></text:p>
      <text:p text:style-name="P16"><text:span text:style-name="Strong_20_Emphasis"><text:span text:style-name="T3"><text:tab/></text:span></text:span><text:span text:style-name="Strong_20_Emphasis"><text:span text:style-name="T11">A</text:span></text:span><text:span text:style-name="T5">o decorrer do primeiro semestre do curso, os alunos novatos</text:span><text:span text:style-name="T3">, sobretudo nas disciplinas introdutórias como Probabilidade I, </text:span><text:span text:style-name="T5">enfrentam uma barreira em relação a</text:span><text:span text:style-name="T3"> </text:span><text:span text:style-name="T5">lacuna </text:span><text:span text:style-name="T3">de conhecimento matemático básico. </text:span><text:span text:style-name="T13">Geralmente, e</text:span><text:span text:style-name="T3">sse obstáculo </text:span><text:span text:style-name="T13">tem</text:span><text:span text:style-name="T3"> orig</text:span><text:span text:style-name="T14">e</text:span><text:span text:style-name="T13">m</text:span><text:span text:style-name="T3"> </text:span><text:span text:style-name="T13">n</text:span><text:span text:style-name="T14">o ensino médio </text:span><text:span text:style-name="T13">Brasileir</text:span><text:span text:style-name="T14">o</text:span><text:span text:style-name="T3"> que </text:span><text:span text:style-name="T12">não pepara o aluno </text:span><text:span text:style-name="T3">para uma transição bem-sucedida ao ensino superior, em especial nos domínios de análise combinatória e pré-cálculo.</text:span></text:p>
      <text:p text:style-name="P17"><text:span text:style-name="Strong_20_Emphasis"><text:span text:style-name="T3"><text:tab/></text:span></text:span><text:span text:style-name="T3">Neste contexto, a monitoria </text:span><text:span text:style-name="T12">atua contra essa dívida de conhecimento acumulada, c</text:span><text:span text:style-name="T3">om </text:span><text:span text:style-name="T12">seu</text:span><text:span text:style-name="T3"> suporte, proporciona sessões presenciais e virtuais para esclarec</text:span><text:span text:style-name="T12">imento de</text:span><text:span text:style-name="T3"> dúvidas, </text:span><text:span text:style-name="T12">revisar </text:span><text:span text:style-name="T3">conceitos previamente </text:span><text:span text:style-name="T12">apresentados </text:span><text:span text:style-name="T3">e contribuir para </text:span><text:span text:style-name="T12">qu</text:span><text:span text:style-name="T3">e </text:span><text:span text:style-name="T12">os discentes consigam </text:span><text:span text:style-name="T3">resol</text:span><text:span text:style-name="T12">ver os</text:span><text:span text:style-name="T3"> exercícios </text:span><text:span text:style-name="T12">propostos</text:span><text:span text:style-name="T3">. </text:span><text:span text:style-name="T12">I</text:span><text:span text:style-name="T3">ss</text:span><text:span text:style-name="T12">o </text:span><text:span text:style-name="T3">não apenas auxilia os alunos a conquistar </text:span><text:span text:style-name="T12">o entendimento</text:span><text:span text:style-name="T3"> dos tópicos abordados, mas também eleva o padrão do ensino.</text:span></text:p>
      <text:p text:style-name="P17"><text:span text:style-name="Strong_20_Emphasis"><text:span text:style-name="T3"><text:tab/></text:span></text:span><text:span text:style-name="T3">Além d</text:span><text:span text:style-name="T12">os pontos positivos evidentes</text:span><text:span text:style-name="T3"> para o aprendizado dos alunos, </text:span><text:span text:style-name="T12">a</text:span><text:span text:style-name="T3"> monitor</text:span><text:span text:style-name="T12">ia </text:span><text:span text:style-name="T3">traduz em experiência prática valiosa no campo do ensino </text:span><text:span text:style-name="T12">para o monitor devido ao constante contato com seus orientadores </text:span><text:span text:style-name="T13">e alunos que necessitam de sua atenção, </text:span><text:span text:style-name="T3">potencialmente fomentando o interesse </text:span><text:span text:style-name="T13">a docência</text:span><text:span text:style-name="T3">.</text:span></text:p>
      <text:p text:style-name="P9"/>
      <text:p text:style-name="P2">Metodologia</text:p>
      <text:p text:style-name="P10"/>
      <text:p text:style-name="P2"><text:tab/><text:span text:style-name="T15">De maneira similar </text:span><text:span text:style-name="T16">a monitoria de Probabilidade II semestre passado, o atendimento aos alunos na monitoria atual esta sendo feita de três maneiras distinas: aulas presenciais, atendimento remoto e envio da solução </text:span><text:span text:style-name="T17">d</text:span><text:span text:style-name="T16">as listas de exercícios.</text:span></text:p>
      <text:p text:style-name="P2"><text:span text:style-name="T16"><text:tab/>As aulas presenciais </text:span><text:span text:style-name="T17">ocorrem na sala de monitoria do Departamento de Estatística, o monitor está presente em horário marcado duas vezes por semana para atendimento </text:span><text:span text:style-name="T18">d</text:span><text:span text:style-name="T17">as dificuldades </text:span><text:span text:style-name="T18">com o conteúdo </text:span><text:span text:style-name="T17">expressas pelos discentes, também são realizados no mesmo </text:span><text:soft-page-break/><text:span text:style-name="T17">local, com ajuda da orientadora, aulas extras para realização coletiva dos exercícios propostos. Sobre o atendimento remoto, ocorre através das plataformas WhatsApp e Google Meet em dias da semana flexíveis </text:span><text:span text:style-name="T18">no</text:span><text:span text:style-name="T17"> horário noturno, </text:span><text:span text:style-name="T18">nesta modalidade, os alunos trazem suas dúvidas para serem esclarecidas acerca do assunto ou pedem para explicar conceitos que não entenderam durante as aulas. Também são enviados para os alunos a resolução detalhada das listas de exercícios após um tempo, dando oportunidade para os alunos se aventurarem no conteúdo e ajudando no estudo para prova.</text:span></text:p>
      <text:p text:style-name="P10"/>
      <text:p text:style-name="P2">Resultados e discussões</text:p>
      <text:p text:style-name="P10"/>
      <text:p text:style-name="P3"><text:tab/><text:span text:style-name="T26">Devido ao fato de que as disciplinas do curso de Estatística são ofertadas uma vez a cada dois semestres, </text:span><text:span text:style-name="T24">a </text:span><text:span text:style-name="T26">cadeira </text:span><text:span text:style-name="T24">de Probabilidade I </text:span><text:span text:style-name="T26">deste ano começou neste semestre</text:span><text:span text:style-name="T24">, </text:span><text:span text:style-name="T26">por isso, </text:span><text:span text:style-name="T24">é impossível analisar os quesitos de aprovação ou desistência, </text:span><text:span text:style-name="T25">além </text:span><text:span text:style-name="T26">de que </text:span><text:span text:style-name="T25">a primeira avaliação ocorreu recentemente e seus resultados ainda não foram analisados, porém esperamos que o </text:span><text:span text:style-name="T24">desempenho dos discentes </text:span><text:span text:style-name="T25">seja melhor </text:span><text:span text:style-name="T24">entre aqueles que participaram </text:span><text:span text:style-name="T25">n</text:span><text:span text:style-name="T24">as atividades da monitoria expostos acima.</text:span></text:p>
      <text:p text:style-name="P3"><text:span text:style-name="T24"><text:tab/></text:span><text:span text:style-name="T26">Entre as modalidades </text:span><text:span text:style-name="T27">em que</text:span><text:span text:style-name="T26"> </text:span><text:span text:style-name="T27">a </text:span><text:span text:style-name="T26">monitoria </text:span><text:span text:style-name="T27">se desenvolve</text:span><text:span text:style-name="T26">, </text:span><text:span text:style-name="T27">o atendimento virtual por meio do WhatsApp se tornou mais popular entre os discentes, auxiliei diversos alunos da disciplina no que se refere a lista de exercícios, principalmente na semana anterior a avaliação onde a procura é maior, este interesse dos discentes pela realização das atividades propostas da <text:s/>disciplina é muito importante, pois prepara o aluno para a avaliação. <text:s/></text:span></text:p>
      <text:p text:style-name="P4"><text:span text:style-name="T27"><text:tab/>Também houve damanda ao atendimento presencial, </text:span><text:span text:style-name="T28">onde o formato mais direto proporcionou uma discussão sobre diferentes métodos de provas matemáticas, que </text:span><text:span text:style-name="T29">para disciplinas teóricas como Probabilidade,</text:span><text:span text:style-name="T28"> são úteis </text:span><text:span text:style-name="T29">para o melhor entendimento dos resultados obtídos </text:span><text:span text:style-name="T30">ao decorrer do semestre</text:span><text:span text:style-name="T29">.</text:span></text:p>
      <text:p text:style-name="P4"><text:span text:style-name="T29"><text:tab/></text:span><text:span text:style-name="T31">Para o monitor, está sendo uma excelente </text:span><text:span text:style-name="T32">oportunidade</text:span><text:span text:style-name="T31"> de ensino e aprendizado de tópicos muito importantes para a base de conhecimentos em Estatística, além da interação com alunos de divers</text:span><text:span text:style-name="T32">a</text:span><text:span text:style-name="T31">s </text:span><text:span text:style-name="T32">experiências de vida.</text:span><text:span text:style-name="T31"> </text:span></text:p>
      <text:p text:style-name="P19"/>
      <text:p text:style-name="P2">Considerações finais</text:p>
      <text:p text:style-name="P11"/>
      <text:p text:style-name="P5"><text:span text:style-name="T20"><text:tab/></text:span><text:span text:style-name="T23">Por razão do</text:span><text:span text:style-name="T20"> período de monitoria da disciplina ter iniciado a um pouco mais de um mês, infelizmente há uma falta de resultados concretos sobre o desempenho dos alunos diante da monitoria, l</text:span><text:span text:style-name="T19">evando em consideração as atividades desenvolvidas </text:span><text:span text:style-name="T20">até o momento</text:span><text:span text:style-name="T19">, </text:span><text:span text:style-name="T20">podemos dizer que trouxe experiência positiva </text:span><text:span text:style-name="T21">no ensino da disciplina e os alunos expressaram satisfação no atendimento da monitoria.</text:span></text:p>
      <text:p text:style-name="P6"><text:span text:style-name="T21"><text:tab/>Tal ajuda é essencial para a permanência dos discentes no curso visto que Probabilidade I é a disciplina com maior demanda de matrículas e também possui maior índice de reprovação no curso, um bom desempenho </text:span><text:span text:style-name="T22">nestes estágios iniciais do curso </text:span><text:span text:style-name="T23">geralmente</text:span><text:span text:style-name="T22"> </text:span><text:span text:style-name="T21">traduz em uma ótima experiê</text:span><text:span text:style-name="T22">ncia nas disciplinas cursadas posteriormente.</text:span></text:p>
      <text:p text:style-name="P20"><text:soft-page-break/></text:p>
      <text:p text:style-name="P6">Referências</text:p>
      <text:p text:style-name="P2"/>
      <text:p text:style-name="P18"><text:span text:style-name="T10">COSTA, J. O. Guia de Ensino para Análise Combinatória a partir dos Livros Didáticos, ENEM e BNCC. </text:span><text:span text:style-name="T9">Tese (Mestrado em Matemática) – Universidade Federal de Campina Grande. Campina Grande, p. 105. 2021. Disponível em: </text:span><text:span text:style-name="T33">&lt;http://mat.ufcg.edu.br/profmat/wp-content/uploads/sites/5/2021/07/TCC-Jaldir-de-Oliveira-Costa-Versao-Final.pdf&gt;.</text:span><text:span text:style-name="T9"> Acesso em: 6 set. 2023.</text:span></text:p>
      <text:p text:style-name="P21"/>
      <text:p text:style-name="P22">DANTAS, C. A. B. Probabilidade: Um Curso Introdutório. Ed. USP, São Paulo. 1997.</text:p>
      <text:p text:style-name="P22"/>
      <text:p text:style-name="P22">HOEL, P. G.; PORT, S. C.; STONE, C. Introdução à Teoria das Probabilidades. Editora Interciência, Rio de Janeiro. 197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8:45:34.648524927</meta:creation-date>
    <meta:generator>LibreOffice/7.3.7.2$Linux_X86_64 LibreOffice_project/30$Build-2</meta:generator>
    <dc:date>2023-09-11T00:24:04.828244008</dc:date>
    <meta:editing-duration>PT57M20S</meta:editing-duration>
    <meta:editing-cycles>11</meta:editing-cycles>
    <meta:document-statistic meta:table-count="0" meta:image-count="0" meta:object-count="0" meta:page-count="3" meta:paragraph-count="25" meta:word-count="832" meta:character-count="5639" meta:non-whitespace-character-count="4813"/>
  </office:meta>
</office:document-meta>
</file>